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iger-Register Projektet.</text:p>
      <text:p text:style-name="Standard">Sano Gharzani</text:p>
      <text:p text:style-name="Standard"/>
      <text:p text:style-name="Standard"/>
      <text:p text:style-name="P1">Inloggning</text:p>
      <text:p text:style-name="Standard"/>
      <text:p text:style-name="Standard">Programmet startar med inloggningen där man anger Namn, lösenord och medlemstypen (medlem/administratör) med hjälp av en kombobox. Även möjligheten till att registrera sig som en medlem.</text:p>
      <text:p text:style-name="Standard">Inloggnings informationen kontrolleras mot SQL-databasen. Vid felskrivning eller val av fel medlemstyp får man meddelandet att kontrollera Inloggningsinformationen och försöka igen.</text:p>
      <text:p text:style-name="Standard">Redan med inloggningen har man länken till Wiki-sidan där information om Kattdjuret.</text:p>
      <text:p text:style-name="Standard"/>
      <text:p text:style-name="Standard"/>
      <text:p text:style-name="P1">Registrera en ny medlem</text:p>
      <text:p text:style-name="Standard"/>
      <text:p text:style-name="Standard">Då man inte är redan en befintlig medlem så kan man registrera sig i databasen, där man anger</text:p>
      <text:p text:style-name="Standard">-namn och efternamn</text:p>
      <text:p text:style-name="Standard">-kontakt info som adress, E-post, mobil och fasttelefon</text:p>
      <text:p text:style-name="Standard">-tigernamnet och ålder.</text:p>
      <text:p text:style-name="Standard">-val av lösenord</text:p>
      <text:p text:style-name="Standard">-enbart medlemstyp ”medlem” kan väljas.</text:p>
      <text:p text:style-name="Standard"/>
      <text:p text:style-name="Standard"/>
      <text:p text:style-name="P1">Medlemssidan</text:p>
      <text:p text:style-name="P1"/>
      <text:p text:style-name="P2">Medlem <text:s/>med lösenordet 0000</text:p>
      <text:p text:style-name="P2"/>
      <text:p text:style-name="P2">Då man redan är medlem så kan man logga in, Medlemformen är byggd på två flikar, den ena är till för att söka efter andra medlemmar i databasen/se databasen. Andra fliken är kontaktinfo till Administratör då samtliga ändringar eller borttagning av befintliga medlemmar är låsta till ”Admin” funktionen.</text:p>
      <text:p text:style-name="P2">Även från Medlemssidan länkas det till att kunna registrera nya medlemmar och för att kunna läsa information om Tigrar i Wiki-sidan.</text:p>
      <text:p text:style-name="P2"/>
      <text:p text:style-name="P2"/>
      <text:p text:style-name="P1">Administratörssidan</text:p>
      <text:p text:style-name="P1"/>
      <text:p text:style-name="P2">admin med lösenordet 1234</text:p>
      <text:p text:style-name="P2">admin2 med lösenordet 1234</text:p>
      <text:p text:style-name="P2"/>
      <text:p text:style-name="P2">Som ”admin” kan man logga in, där man har möjligheten att söka efter/lägga til/ta bort/ändra* i registret. Som administratör kan man tilldela andra Admin-behörighet direkt från sin Admin-form. Admin har även möjligheten att ta sig till medlemsformen via en länk i Admin-formen. Som administratör ser man även antal registrerade medlemmar i databasen med hjälp av en räknare/timer. </text:p>
      <text:p text:style-name="P2"/>
      <text:p text:style-name="P2">*Tyvärr och efter många försök att få ”ändra info”-funktionen har jag inte lyckats att få den till en fungerande funktion.</text:p>
      <text:p text:style-name="P2"/>
      <text:p text:style-name="P2">Programmet är byggt delvis som OOP och delvis som direkta funktioner. Delvis pga enkelheten och delvis pga bristande kunskap (som visar sig tydligt med ändrainfor-funktioen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no Gharzani</meta:initial-creator>
    <meta:creation-date>2017-11-17T03:21:18.85</meta:creation-date>
    <meta:document-statistic meta:table-count="0" meta:image-count="0" meta:object-count="0" meta:page-count="1" meta:paragraph-count="23" meta:word-count="293" meta:character-count="1987"/>
    <dc:date>2017-11-17T03:59:12.35</dc:date>
    <dc:creator>Sano Gharzani</dc:creator>
    <meta:editing-duration>PT7M3S</meta:editing-duration>
    <meta:editing-cycles>1</meta:editing-cycles>
    <meta:generator>OpenOffice/4.1.3$Win32 OpenOffice.org_project/413m1$Build-9783</meta:generator>
  </office:meta>
</office:document-meta>
</file>